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dd3b9"/>
    </style:style>
    <style:style style:name="T1" style:family="text">
      <style:text-properties officeooo:rsid="001dd3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4165908</text:p>
      <text:p text:style-name="Standard">5937250</text:p>
      <text:p text:style-name="Standard">5903106</text:p>
      <text:p text:style-name="Standard">5848332</text:p>
      <text:p text:style-name="Standard">5327655</text:p>
      <text:p text:style-name="Standard">5322045</text:p>
      <text:p text:style-name="Standard">4957030</text:p>
      <text:p text:style-name="Standard">5294325</text:p>
      <text:p text:style-name="Standard">14335620</text:p>
      <text:p text:style-name="Standard">14296564</text:p>
      <text:p text:style-name="Standard">14291599</text:p>
      <text:p text:style-name="Standard">14290347</text:p>
      <text:p text:style-name="Standard">14273672</text:p>
      <text:p text:style-name="Standard">14245437</text:p>
      <text:p text:style-name="Standard">14203372</text:p>
      <text:p text:style-name="Standard">14154721</text:p>
      <text:p text:style-name="Standard">14126870</text:p>
      <text:p text:style-name="Standard">14119929</text:p>
      <text:p text:style-name="Standard">14079492</text:p>
      <text:p text:style-name="Standard">13943550</text:p>
      <text:p text:style-name="Standard">14470678</text:p>
      <text:p text:style-name="Standard">14455344</text:p>
      <text:p text:style-name="Standard">13756061</text:p>
      <text:p text:style-name="Standard">13644195</text:p>
      <text:p text:style-name="Standard">13616590</text:p>
      <text:p text:style-name="Standard">13595636</text:p>
      <text:p text:style-name="Standard">13440604</text:p>
      <text:p text:style-name="Standard">13405866</text:p>
      <text:p text:style-name="Standard">13357722</text:p>
      <text:p text:style-name="Standard">13294134</text:p>
      <text:p text:style-name="Standard">14398267</text:p>
      <text:p text:style-name="Standard">14373887</text:p>
      <text:p text:style-name="Standard">13243438</text:p>
      <text:p text:style-name="Standard">13233170</text:p>
      <text:p text:style-name="Standard">13230070</text:p>
      <text:p text:style-name="Standard">13152344</text:p>
      <text:p text:style-name="Standard">13069434</text:p>
      <text:p text:style-name="Standard">13035049</text:p>
      <text:p text:style-name="Standard">13034369</text:p>
      <text:p text:style-name="Standard">14947015</text:p>
      <text:p text:style-name="Standard">14882341</text:p>
      <text:p text:style-name="Standard">14882340</text:p>
      <text:p text:style-name="Standard">14832179</text:p>
      <text:p text:style-name="Standard">14826806</text:p>
      <text:p text:style-name="Standard">14794637</text:p>
      <text:p text:style-name="Standard">18108887</text:p>
      <text:p text:style-name="Standard">4556085</text:p>
      <text:p text:style-name="Standard">4334764</text:p>
      <text:p text:style-name="Standard">4112244</text:p>
      <text:p text:style-name="Standard">4112052</text:p>
      <text:p text:style-name="Standard">4110144</text:p>
      <text:p text:style-name="Standard">4109906</text:p>
      <text:p text:style-name="Standard"><text:soft-page-break/>4108473</text:p>
      <text:p text:style-name="Standard">5555503</text:p>
      <text:p text:style-name="Standard">5403511</text:p>
      <text:p text:style-name="Standard">4929924</text:p>
      <text:p text:style-name="Standard">4250610</text:p>
      <text:p text:style-name="Standard">4105030</text:p>
      <text:p text:style-name="Standard">4100836</text:p>
      <text:p text:style-name="Standard">4099101</text:p>
      <text:p text:style-name="Standard">4098725</text:p>
      <text:p text:style-name="Standard">5473909</text:p>
      <text:p text:style-name="Standard">5469673</text:p>
      <text:p text:style-name="Standard">5444289</text:p>
      <text:p text:style-name="Standard">5397563</text:p>
      <text:p text:style-name="Standard">4987616</text:p>
      <text:p text:style-name="Standard">4912629</text:p>
      <text:p text:style-name="Standard">4911004</text:p>
      <text:p text:style-name="Standard">4910873</text:p>
      <text:p text:style-name="Standard">4901086</text:p>
      <text:p text:style-name="Standard">4188225</text:p>
      <text:p text:style-name="Standard">5796120</text:p>
      <text:p text:style-name="Standard">5344130</text:p>
      <text:p text:style-name="Standard">5344110</text:p>
      <text:p text:style-name="Standard">5247278</text:p>
      <text:p text:style-name="Standard">4981059</text:p>
      <text:p text:style-name="Standard">4979814</text:p>
      <text:p text:style-name="Standard">4979789</text:p>
      <text:p text:style-name="Standard">4974520</text:p>
      <text:p text:style-name="Standard">4896352</text:p>
      <text:p text:style-name="Standard">4891807</text:p>
      <text:p text:style-name="Standard">4881530</text:p>
      <text:p text:style-name="Standard">6064044</text:p>
      <text:p text:style-name="Standard">5650092</text:p>
      <text:p text:style-name="Standard">4965200</text:p>
      <text:p text:style-name="Standard">4872543</text:p>
      <text:p text:style-name="Standard">6039362</text:p>
      <text:p text:style-name="Standard">6032515</text:p>
      <text:p text:style-name="Standard">6029837</text:p>
      <text:p text:style-name="Standard">5971649</text:p>
      <text:p text:style-name="Standard">5963509</text:p>
      <text:p text:style-name="Standard">5963508</text:p>
      <text:p text:style-name="Standard">5874540</text:p>
      <text:p text:style-name="Standard">5298438</text:p>
      <text:p text:style-name="Standard">5298435</text:p>
      <text:p text:style-name="Standard">4167588</text:p>
      <text:p text:style-name="Standard"/>
      <text:p text:style-name="P1"><text:span text:style-name="T1">6470668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organ Beeby</meta:initial-creator>
    <meta:creation-date>2012-05-28T07:03:03</meta:creation-date>
    <dc:date>2012-05-28T09:29:34</dc:date>
    <dc:creator>Morgan Beeby</dc:creator>
    <meta:editing-duration>PT00H00M47S</meta:editing-duration>
    <meta:editing-cycles>2</meta:editing-cycles>
    <meta:generator>OpenOffice.org/3.2$Unix OpenOffice.org_project/320m19$Build-9505</meta:generator>
    <meta:document-statistic meta:table-count="0" meta:image-count="0" meta:object-count="0" meta:page-count="2" meta:paragraph-count="97" meta:word-count="97" meta:character-count="717"/>
  </office:meta>
</office:document-meta>
</file>